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none" style:font-size-asian="26pt" style:font-size-complex="26pt"/>
    </style:style>
    <style:style style:name="T4" style:family="text">
      <style:text-properties style:font-name="Courier New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to Use Git to Make Your Life Easi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ersion Control with Git and GitHu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Version Control</text:span><text:span text:style-name="T2">: A method of tracking changes to a file, often a code file.</text:span></text:p>
              </text:list-item>
              <text:list-item>
                <text:p text:style-name="P1"><text:span text:style-name="T1">Git</text:span><text:span text:style-name="T2">: A version control program popular in use today.</text:span></text:p>
              </text:list-item>
              <text:list-item>
                <text:p text:style-name="P1"><text:span text:style-name="T1">Repository</text:span><text:span text:style-name="T2">: A “project” containing files and their history since they were added to the version control.</text:span></text:p>
              </text:list-item>
              <text:list-item>
                <text:p text:style-name="P1"><text:span text:style-name="T1">Commit</text:span><text:span text:style-name="T3">: A marker for specific versions of files at a given point in time.</text:span></text:p>
              </text:list-item>
              <text:list-item>
                <text:p text:style-name="P1"><text:span text:style-name="T1">GitHub</text:span><text:span text:style-name="T2">: A site that provides free public repository storage onlin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st to start with command line, GUI tends to hide too much detail and confuse you in the long run.</text:p>
              </text:list-item>
              <text:list-item>
                <text:p>Commands are of the form “git &lt;command&gt; &lt;options&gt;”</text:p>
              </text:list-item>
              <text:list-item>
                <text:p>For example, “git init .” creates a git repository in the directory “.” (i.e. the current director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Watch Alo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o to <text:a xlink:href="http://tinyurl.com/CompSocOne" xlink:type="simple">http://tinyurl.com/CompSocOne</text:a> and “save” the file.</text:p>
              </text:list-item>
              <text:list-item>
                <text:p>Open a terminal and navigate to the directory containing the file using<text:line-break/><text:span text:style-name="T4">cd &lt;path/to/directory&gt;</text:span></text:p>
              </text:list-item>
              <text:list-item>
                <text:p>Run <text:span text:style-name="T4">chmod 700 watchme.sh</text:span></text:p>
              </text:list-item>
              <text:list-item>
                <text:p><text:span text:style-name="T4">./watchme.sh</text:span></text:p>
              </text:list-item>
              <text:list-item>
                <text:p>Enjo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Create a Reposi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git init .” as before</text:p>
              </text:list-item>
              <text:list-item>
                <text:p>Creates a folder called “.git” which contains all the version differences and some scripts called hooks (which advanced users can change, you won't need to)</text:p>
              </text:list-item>
              <text:list-item>
                <text:p>Alternatively, clone a repository:</text:p>
              </text:list-item>
              <text:list-item>
                <text:p>“git clone <text:a xlink:href="https://github.com/UoLCompSoc/LectureOne" xlink:type="simple">https://github.com/UoLCompSoc/LectureOne</text:a>” for this lecture's reposit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Create and Add a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file you want to version control, e.g. “hello.txt” with some text in.</text:p>
              </text:list-item>
              <text:list-item>
                <text:p>On the command line:</text:p>
                <text:list>
                  <text:list-item>
                    <text:p>“git status” to see what's happened</text:p>
                  </text:list-item>
                  <text:list-item>
                    <text:p>“git add hello.txt” to make git start tracking changes to hello.txt</text:p>
                  </text:list-item>
                  <text:list-item>
                    <text:p>NOTE: Nothing has been tracked yet, we need to “git com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Commit Your Changes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fter you're happy with the changes you've made, you need to commit them.</text:p>
              </text:list-item>
              <text:list-item>
                <text:p>Should have a message describing the changes.</text:p>
              </text:list-item>
              <text:list-item>
                <text:p>“git commit -m “&lt;message&gt;””</text:p>
              </text:list-item>
              <text:list-item>
                <text:p>E.g. “git commit -m “Add hello.txt” 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git Workflow – Commit Your Change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ood commit messages are very important. For a good example, the linux kernel has excellent messages.</text:p>
              </text:list-item>
              <text:list-item>
                <text:p>Top tip: Write your messages as though they start with “When applied, this commit will ...”</text:p>
              </text:list-item>
              <text:list-item>
                <text:p>So “&lt;When applied, this commit will&gt; Add hello.txt” works well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git Workflow – Push Your Changes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t the moment, all your changes are only visible on your local machine; if it caught on fire, everything would be lost.</text:p>
              </text:list-item>
              <text:list-item>
                <text:p>We want to keep track of changes online too; this is where we use a service like GitHub, Bitbucket, Gitorious, your own server...</text:p>
              </text:list-item>
              <text:list-item>
                <text:p>On GitHub, just create a new repository. If you didn't clone one, you might need to do something like:</text:p>
              </text:list-item>
              <text:list-item>
                <text:p>“git remote add origin ssh://git@github.com:&lt;username&gt;/&lt;repo-name&gt;” to add a remote repository called “origin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git Workflow – Push Your Change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w we can push: “git push origin master” will push your branch called master to the remote repository called origin.</text:p>
              </text:list-item>
              <text:list-item>
                <text:p>If there are no conflicts, your code is now onlin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ther He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hub.com/UoLCompSoc/LectureOne" xlink:type="simple">https://github.com/UoLCompSoc/LectureOne</text:a></text:p>
                <text:list>
                  <text:list-item>
                    <text:p>Has notes on the commands we've discussed</text:p>
                  </text:list-item>
                  <text:list-item>
                    <text:p>Try making a change and sending a “pull request” (which is a GitHub feature, not a git feature) with your name in ATTENDEES.md.</text:p>
                  </text:list-item>
                </text:list>
              </text:list-item>
              <text:list-item>
                <text:p><text:a xlink:href="http://git-scm.com/book/en/v2" xlink:type="simple">http://git-scm.com/book/en/v2</text:a></text:p>
                <text:list>
                  <text:list-item>
                    <text:p>The absolute best way of learning git. Start at the beginning and work through and you'll be a pro in no time.</text:p>
                  </text:list-item>
                  <text:list-item>
                    <text:p>Seriously, it's incredible and fre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13:10:31.122927996</meta:creation-date>
    <dc:date>2014-10-28T13:46:04.450609632</dc:date>
    <meta:editing-duration>PT3M42S</meta:editing-duration>
    <meta:editing-cycles>1</meta:editing-cycles>
    <meta:document-statistic meta:object-count="65"/>
    <meta:generator>LibreOffice/4.2.6.3$Linux_X86_64 LibreOffice_project/420m0$Build-3</meta:generator>
  </office:meta>
</office:document-meta>
</file>